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text-properties officeooo:paragraph-rsid="0036c20a"/>
    </style:style>
    <style:style style:name="P13" style:family="paragraph" style:parent-style-name="Standard">
      <style:text-properties officeooo:rsid="003a74b1" officeooo:paragraph-rsid="003a74b1"/>
    </style:style>
    <style:style style:name="P14" style:family="paragraph" style:parent-style-name="Standard">
      <style:text-properties officeooo:rsid="003ac237" officeooo:paragraph-rsid="003ac237"/>
    </style:style>
    <style:style style:name="P15" style:family="paragraph" style:parent-style-name="Standard">
      <style:paragraph-properties style:writing-mode="lr-tb"/>
      <style:text-properties officeooo:paragraph-rsid="00295e17"/>
    </style:style>
    <style:style style:name="P16" style:family="paragraph" style:parent-style-name="Standard">
      <style:paragraph-properties style:writing-mode="lr-tb"/>
      <style:text-properties officeooo:paragraph-rsid="002c60b2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  <style:style style:name="T15" style:family="text">
      <style:text-properties officeooo:rsid="003c9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2"><text:s/><text:span text:style-name="Source_20_Text">FOREIGN KEY</text:span>(product_id) references product (product_id) ON DELETE CASCADE,</text:p>
      <text:p text:style-name="P12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15">insert into cardDetails values ('2222222222222222','999','10/<text:span text:style-name="T10">2020','100000000');</text:span></text:p>
      <text:p text:style-name="P15"><text:soft-page-break/>insert into cardDetails values ('0000000000000000','000','10/<text:span text:style-name="T10">2099','100000000');</text:span></text:p>
      <text:p text:style-name="P16">insert into cardDetails values ('<text:span text:style-name="T11">3333333333333333</text:span>','123','10/<text:span text:style-name="T9">2022','1000');</text:span></text:p>
      <text:p text:style-name="P7"/>
      <text:p text:style-name="P13">ALTER TABLE user ADD <text:span text:style-name="T15">wallet_balance</text:span> FLOAT(255,2) DEFAULT 0;</text:p>
      <text:p text:style-name="P14"><text:s/>UPDATE user SET ebay_balance=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30T22:55:36.217175233</dc:date>
    <meta:editing-cycles>75</meta:editing-cycles>
    <meta:editing-duration>PT6H58M2S</meta:editing-duration>
    <meta:generator>LibreOffice/5.1.6.2$Linux_X86_64 LibreOffice_project/10m0$Build-2</meta:generator>
    <meta:document-statistic meta:table-count="0" meta:image-count="0" meta:object-count="0" meta:page-count="4" meta:paragraph-count="117" meta:word-count="436" meta:character-count="4000" meta:non-whitespace-character-count="35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